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rial" svg:font-family="arial"/>
  </office:font-face-decls>
  <office:automatic-styles>
    <style:style style:name="P1" style:family="paragraph" style:parent-style-name="Heading_20_1">
      <style:paragraph-properties fo:margin-left="0in" fo:margin-right="0in" fo:text-align="start" style:justify-single-word="false" fo:orphans="2" fo:widows="2" fo:text-indent="0in" style:auto-text-indent="false"/>
      <style:text-properties fo:font-variant="normal" fo:text-transform="none" fo:color="#000000" loext:opacity="100%" style:font-name="arial" fo:letter-spacing="normal" fo:font-style="normal" fo:font-weight="normal"/>
    </style:style>
    <style:style style:name="P2" style:family="paragraph" style:parent-style-name="Heading_20_2">
      <style:paragraph-properties fo:margin-left="0in" fo:margin-right="0in" fo:margin-top="0.25in" fo:margin-bottom="0in" style:contextual-spacing="false" fo:text-align="start" style:justify-single-word="false" fo:orphans="2" fo:widows="2" fo:text-indent="0in" style:auto-text-indent="false"/>
      <style:text-properties fo:font-variant="normal" fo:text-transform="none" fo:color="#000000" loext:opacity="100%" style:font-name="arial" fo:font-size="14pt" fo:letter-spacing="normal" fo:font-style="normal" fo:font-weight="normal"/>
    </style:style>
    <style:style style:name="P3" style:family="paragraph" style:parent-style-name="Preformatted_20_Text">
      <loext:graphic-properties draw:fill="solid" draw:fill-color="#f0f0f0" draw:opacity="100%"/>
      <style:paragraph-properties fo:text-align="start" style:justify-single-word="false" fo:orphans="2" fo:widows="2" fo:background-color="#f0f0f0" fo:padding="0.1043in" fo:border="0.06pt solid #cccccc"/>
      <style:text-properties fo:font-variant="normal" fo:text-transform="none" fo:color="#000000" loext:opacity="100%" style:font-name="arial" fo:font-size="14pt" fo:letter-spacing="normal" fo:font-style="normal" fo:font-weight="normal"/>
    </style:style>
    <style:style style:name="P4" style:family="paragraph" style:parent-style-name="Preformatted_20_Text">
      <loext:graphic-properties draw:fill="solid" draw:fill-color="#f0f0f0" draw:opacity="100%"/>
      <style:paragraph-properties fo:margin-top="0in" fo:margin-bottom="0.1965in" style:contextual-spacing="false" fo:text-align="start" style:justify-single-word="false" fo:orphans="2" fo:widows="2" fo:background-color="#f0f0f0" fo:padding="0.1043in" fo:border="0.06pt solid #cccccc"/>
      <style:text-properties fo:font-variant="normal" fo:text-transform="none" fo:color="#000000" loext:opacity="100%" style:font-name="arial" fo:font-size="14pt" fo:letter-spacing="normal" fo:font-style="normal" fo:font-weight="normal"/>
    </style:style>
    <style:style style:name="P5" style:family="paragraph" style:parent-style-name="Preformatted_20_Text">
      <loext:graphic-properties draw:fill="solid" draw:fill-color="#f0f0f0" draw:opacity="100%"/>
      <style:paragraph-properties fo:text-align="start" style:justify-single-word="false" fo:orphans="2" fo:widows="2" fo:background-color="#f0f0f0" fo:padding="0.1043in" fo:border="0.06pt solid #cccccc"/>
      <style:text-properties fo:font-variant="normal" fo:text-transform="none" fo:color="#000000" loext:opacity="100%" fo:letter-spacing="normal"/>
    </style:style>
    <style:style style:name="P6" style:family="paragraph" style:parent-style-name="Preformatted_20_Text">
      <loext:graphic-properties draw:fill="solid" draw:fill-color="#f0f0f0" draw:opacity="100%"/>
      <style:paragraph-properties fo:text-align="start" style:justify-single-word="false" fo:orphans="2" fo:widows="2" fo:background-color="#f0f0f0" fo:padding="0.1043in" fo:border="0.06pt solid #cccccc"/>
    </style:style>
    <style:style style:name="P7" style:family="paragraph" style:parent-style-name="Preformatted_20_Text">
      <loext:graphic-properties draw:fill="solid" draw:fill-color="#f0f0f0" draw:opacity="100%"/>
      <style:paragraph-properties fo:margin-top="0in" fo:margin-bottom="0.1965in" style:contextual-spacing="false" fo:text-align="start" style:justify-single-word="false" fo:orphans="2" fo:widows="2" fo:background-color="#f0f0f0" fo:padding="0.1043in" fo:border="0.06pt solid #cccccc"/>
    </style:style>
    <style:style style:name="P8" style:family="paragraph" style:parent-style-name="Table_20_Contents">
      <style:paragraph-properties fo:margin-left="0in" fo:margin-right="0in" fo:margin-top="0in" fo:margin-bottom="0.0626in" style:contextual-spacing="false" fo:text-indent="0in" style:auto-text-indent="false"/>
    </style:style>
    <style:style style:name="P9" style:family="paragraph" style:parent-style-name="Text_20_body" style:list-style-name="L1">
      <style:paragraph-properties fo:margin-left="0in" fo:margin-right="0in" fo:margin-top="0.0626in" fo:margin-bottom="0.0626in" style:contextual-spacing="false" fo:text-align="start" style:justify-single-word="false" fo:orphans="2" fo:widows="2" fo:text-indent="0in" style:auto-text-indent="false"/>
    </style:style>
    <style:style style:name="P10" style:family="paragraph" style:parent-style-name="Text_20_body">
      <style:paragraph-properties fo:margin-left="0in" fo:margin-right="0in" fo:text-align="start" style:justify-single-word="false" fo:orphans="2" fo:widows="2" fo:text-indent="0in" style:auto-text-indent="false"/>
    </style:style>
    <style:style style:name="P11" style:family="paragraph" style:parent-style-name="Text_20_body">
      <style:paragraph-properties fo:text-align="start" style:justify-single-word="false" fo:orphans="2" fo:widows="2"/>
    </style:style>
    <style:style style:name="P12" style:family="paragraph" style:parent-style-name="Text_20_body">
      <style:paragraph-properties fo:text-align="start" style:justify-single-word="false" fo:orphans="2" fo:widows="2"/>
      <style:text-properties fo:font-variant="normal" fo:text-transform="none" fo:color="#000000" loext:opacity="100%" style:font-name="arial" fo:font-size="14pt" fo:letter-spacing="normal" fo:font-style="normal" fo:font-weight="normal"/>
    </style:style>
    <style:style style:name="T1" style:family="text">
      <style:text-properties style:text-line-through-style="none" style:text-line-through-type="none" style:text-underline-style="none" style:text-blinking="false"/>
    </style:style>
    <style:style style:name="T2" style:family="text">
      <style:text-properties style:font-name="arial" fo:font-size="14pt" fo:font-style="normal" fo:font-weight="normal"/>
    </style:style>
    <style:style style:name="T3" style:family="text">
      <style:text-properties fo:font-variant="normal" fo:text-transform="none" fo:color="#333399" loext:opacity="100%" style:text-line-through-style="none" style:text-line-through-type="none" style:font-name="arial" fo:font-size="14pt" fo:letter-spacing="normal" fo:font-style="normal" style:text-underline-style="none" fo:font-weight="normal" style:text-blinking="false" loext:padding="0.0193in" loext:border="0.06pt solid #f0f0f0"/>
    </style:style>
    <style:style style:name="T4" style:family="text">
      <style:text-properties fo:font-variant="normal" fo:text-transform="none" fo:color="#333399" loext:opacity="100%" style:text-line-through-style="none" style:text-line-through-type="none" style:font-name="arial" fo:font-size="14pt" fo:letter-spacing="normal" fo:font-style="normal" style:text-underline-style="none" fo:font-weight="bold" style:text-blinking="false"/>
    </style:style>
    <style:style style:name="T5" style:family="text">
      <style:text-properties fo:font-variant="normal" fo:text-transform="none" fo:color="#000000" loext:opacity="100%" style:font-name="arial" fo:font-size="14pt" fo:letter-spacing="normal" fo:font-style="normal" fo:font-weight="normal"/>
    </style:style>
    <style:style style:name="T6" style:family="text">
      <style:text-properties fo:font-variant="normal" fo:text-transform="none" fo:color="#000000" loext:opacity="100%" style:font-name="arial" fo:font-size="14pt" fo:letter-spacing="normal" fo:font-style="normal" fo:font-weight="bold"/>
    </style:style>
    <style:style style:name="T7" style:family="text">
      <style:text-properties fo:font-variant="normal" fo:text-transform="none" fo:color="#000000" loext:opacity="100%" style:font-name="arial" fo:font-size="14pt" fo:letter-spacing="normal" fo:font-style="italic" fo:font-weight="normal"/>
    </style:style>
    <style:style style:name="T8" style:family="text">
      <style:text-properties fo:font-variant="normal" fo:text-transform="none" fo:color="#000000" loext:opacity="100%" style:font-name="arial" fo:letter-spacing="normal" fo:font-style="normal" fo:font-weight="normal" loext:padding-left="0in" loext:padding-right="0in" loext:padding-top="0.1043in" loext:padding-bottom="0in" loext:border-left="none" loext:border-right="none" loext:border-top="0.06pt solid #f0f0f0" loext:border-bottom="none"/>
    </style:style>
    <style:style style:name="T9" style:family="text">
      <style:text-properties fo:font-variant="normal" fo:text-transform="none" fo:color="#000000" loext:opacity="100%" style:text-line-through-style="none" style:text-line-through-type="none" style:font-name="arial" fo:letter-spacing="normal" fo:font-style="normal" style:text-underline-style="none" fo:font-weight="normal" style:text-blinking="false" loext:padding-left="0in" loext:padding-right="0in" loext:padding-top="0.1043in" loext:padding-bottom="0in" loext:border-left="none" loext:border-right="none" loext:border-top="0.06pt solid #f0f0f0" loext:border-bottom="none"/>
    </style:style>
    <style:style style:name="T10" style:family="text">
      <style:text-properties fo:font-weight="bol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hread Safety and Shared Resources</text:h>
      <text:section text:style-name="Sect1" text:name="pageToc">
        <text:list xml:id="list3567183108" text:style-name="L1">
          <text:list-item>
            <text:p text:style-name="P9"><text:a xlink:type="simple" xlink:href="http://tutorials.jenkov.com/java-concurrency/thread-safety.html#local-variables" text:style-name="Internet_20_link" text:visited-style-name="Visited_20_Internet_20_Link"><text:span text:style-name="T3">Local Variables</text:span></text:a></text:p>
          </text:list-item>
          <text:list-item>
            <text:p text:style-name="P9"><text:a xlink:type="simple" xlink:href="http://tutorials.jenkov.com/java-concurrency/thread-safety.html#local-object-references" text:style-name="Internet_20_link" text:visited-style-name="Visited_20_Internet_20_Link"><text:span text:style-name="T3">Local Object References</text:span></text:a></text:p>
          </text:list-item>
          <text:list-item>
            <text:p text:style-name="P9"><text:a xlink:type="simple" xlink:href="http://tutorials.jenkov.com/java-concurrency/thread-safety.html#object-member-variables" text:style-name="Internet_20_link" text:visited-style-name="Visited_20_Internet_20_Link"><text:span text:style-name="T3">Object Member Variables</text:span></text:a></text:p>
          </text:list-item>
          <text:list-item>
            <text:p text:style-name="P9"><text:a xlink:type="simple" xlink:href="http://tutorials.jenkov.com/java-concurrency/thread-safety.html#thread-control-escape-rule" text:style-name="Internet_20_link" text:visited-style-name="Visited_20_Internet_20_Link"><text:span text:style-name="T3">The Thread Control Escape Rule</text:span></text:a></text:p>
          </text:list-item>
        </text:list>
      </text:section>
      <text:section text:style-name="Sect1" text:name="mainBody">
        <text:p text:style-name="P10"><text:span text:style-name="T5">Code that is safe to call by multiple threads simultaneously is called </text:span><text:span text:style-name="T7">thread safe</text:span><text:span text:style-name="T5">. If a piece of code is thread safe, then it contains no </text:span><text:a xlink:type="simple" xlink:href="http://tutorials.jenkov.com/java-concurrency/race-conditions-and-critical-sections.html" text:style-name="Internet_20_link" text:visited-style-name="Visited_20_Internet_20_Link"><text:span text:style-name="T4">race conditions</text:span></text:a><text:span text:style-name="T5">. Race condition only occur when multiple threads update shared resources. Therefore it is important to know what resources Java threads share when executing.</text:span></text:p>
        <text:h text:style-name="P2" text:outline-level="2"><text:bookmark text:name="local-variables"/>Local Variables</text:h>
        <text:p text:style-name="P12">Local variables are stored in each thread's own stack. That means that local variables are never shared between threads. That also means that all local primitive variables are thread safe. Here is an example of a thread safe local primitive variable:</text:p>
        <text:p text:style-name="P3">public void someMethod(){</text:p>
        <text:p text:style-name="P6"/>
        <text:p text:style-name="P5"><text:s text:c="2"/><text:span text:style-name="T2">long threadSafeInt = 0;</text:span></text:p>
        <text:p text:style-name="P6"/>
        <text:p text:style-name="P5"><text:s text:c="2"/><text:span text:style-name="T2">threadSafeInt++;</text:span></text:p>
        <text:p text:style-name="P4">}</text:p>
        <text:h text:style-name="P2" text:outline-level="2"><text:bookmark text:name="local-object-references"/>Local Object References</text:h>
        <text:p text:style-name="P12">Local references to objects are a bit different. The reference itself is not shared. The object referenced however, is not stored in each threads's local stack. All objects are stored in the shared heap.</text:p>
        <text:p text:style-name="P12">If an object created locally never escapes the method it was created in, it is thread safe. In fact you can also pass it on to other methods and objects as long as none of these methods or objects make the passed object available to other threads.</text:p>
        <text:p text:style-name="P12"><text:soft-page-break/>Here is an example of a thread safe local object:</text:p>
        <text:p text:style-name="P3">public void someMethod(){</text:p>
        <text:p text:style-name="P6"/>
        <text:p text:style-name="P5"><text:s text:c="2"/><text:span text:style-name="T2">LocalObject localObject = new LocalObject();</text:span></text:p>
        <text:p text:style-name="P6"/>
        <text:p text:style-name="P5"><text:s text:c="2"/><text:span text:style-name="T2">localObject.callMethod();</text:span></text:p>
        <text:p text:style-name="P5"><text:s text:c="2"/><text:span text:style-name="T2">method2(localObject);</text:span></text:p>
        <text:p text:style-name="P3">}</text:p>
        <text:p text:style-name="P6"/>
        <text:p text:style-name="P3">public void method2(LocalObject localObject){</text:p>
        <text:p text:style-name="P5"><text:s text:c="2"/><text:span text:style-name="T2">localObject.setValue("value");</text:span></text:p>
        <text:p text:style-name="P3">}</text:p>
        <text:p text:style-name="P7"/>
        <text:p text:style-name="P11"><text:span text:style-name="T5">The </text:span><text:span text:style-name="Source_20_Text"><text:span text:style-name="T5">LocalObject</text:span></text:span><text:span text:style-name="T5"> instance in this example is not returned from the method, nor is it passed to any other objects that are accessible from outside the </text:span><text:span text:style-name="Source_20_Text"><text:span text:style-name="T5">someMethod()</text:span></text:span><text:span text:style-name="T5"> method. Each thread executing the </text:span><text:span text:style-name="Source_20_Text"><text:span text:style-name="T5">someMethod()</text:span></text:span><text:span text:style-name="T5"> method will create its own </text:span><text:span text:style-name="Source_20_Text"><text:span text:style-name="T5">LocalObject</text:span></text:span><text:span text:style-name="T5"> instance and assign it to the </text:span><text:span text:style-name="Source_20_Text"><text:span text:style-name="T5">localObject</text:span></text:span><text:span text:style-name="T5"> reference. Therefore the use of the </text:span><text:span text:style-name="Source_20_Text"><text:span text:style-name="T5">LocalObject</text:span></text:span><text:span text:style-name="T5"> here is thread safe.</text:span></text:p>
        <text:p text:style-name="P11"><text:span text:style-name="T5">In fact, the whole method </text:span><text:span text:style-name="Source_20_Text"><text:span text:style-name="T5">someMethod()</text:span></text:span><text:span text:style-name="T5"> is thread safe. Even if the </text:span><text:span text:style-name="Source_20_Text"><text:span text:style-name="T5">LocalObject</text:span></text:span><text:span text:style-name="T5"> instance is passed as parameter to other methods in the same class, or in other classes, the use of it is thread safe.</text:span></text:p>
        <text:p text:style-name="P11"><text:span text:style-name="T5">The only exception is of course, if one of the methods called with the </text:span><text:span text:style-name="Source_20_Text"><text:span text:style-name="T5">LocalObject</text:span></text:span><text:span text:style-name="T5"> as parameter, stores the </text:span><text:span text:style-name="Source_20_Text"><text:span text:style-name="T5">LocalObject</text:span></text:span><text:span text:style-name="T5"> instance in a way that allows access to it from other threads.</text:span></text:p>
        <text:h text:style-name="P2" text:outline-level="2"><text:bookmark text:name="object-member-variables"/>Object Member Variables</text:h>
        <text:p text:style-name="P12">Object member variables (fields) are stored on the heap along with the object. Therefore, if two threads call a method on the same object instance and this method updates object member variables, the method is not thread safe. Here is an example of a method that is not thread safe:</text:p>
        <text:p text:style-name="P3">public class NotThreadSafe{</text:p>
        <text:p text:style-name="P5"><text:s text:c="4"/><text:span text:style-name="T2">StringBuilder builder = new StringBuilder();</text:span></text:p>
        <text:p text:style-name="P6"><text:soft-page-break/></text:p>
        <text:p text:style-name="P5"><text:s text:c="4"/><text:span text:style-name="T2">public add(String text){</text:span></text:p>
        <text:p text:style-name="P5"><text:s text:c="8"/><text:span text:style-name="T2">this.builder.append(text);</text:span></text:p>
        <text:p text:style-name="P5"><text:s text:c="4"/><text:span text:style-name="T2">}</text:span></text:p>
        <text:p text:style-name="P4">}</text:p>
        <text:p text:style-name="P11"><text:span text:style-name="T5">If two threads call the </text:span><text:span text:style-name="Source_20_Text"><text:span text:style-name="T5">add()</text:span></text:span><text:span text:style-name="T5"> method simultaneously </text:span><text:span text:style-name="T6">on the same NotThreadSafe instance</text:span><text:span text:style-name="T5"> then it leads to race conditions. For instance:</text:span></text:p>
        <text:p text:style-name="P3">NotThreadSafe sharedInstance = new NotThreadSafe();</text:p>
        <text:p text:style-name="P6"/>
        <text:p text:style-name="P3">new Thread(new MyRunnable(sharedInstance)).start();</text:p>
        <text:p text:style-name="P3">new Thread(new MyRunnable(sharedInstance)).start();</text:p>
        <text:p text:style-name="P6"/>
        <text:p text:style-name="P3">public class MyRunnable implements Runnable{</text:p>
        <text:p text:style-name="P5"><text:s text:c="2"/><text:span text:style-name="T2">NotThreadSafe instance = null;</text:span></text:p>
        <text:p text:style-name="P6"/>
        <text:p text:style-name="P5"><text:s text:c="2"/><text:span text:style-name="T2">public MyRunnable(NotThreadSafe instance){</text:span></text:p>
        <text:p text:style-name="P5"><text:s text:c="4"/><text:span text:style-name="T2">this.instance = instance;</text:span></text:p>
        <text:p text:style-name="P5"><text:s text:c="2"/><text:span text:style-name="T2">}</text:span></text:p>
        <text:p text:style-name="P6"/>
        <text:p text:style-name="P5"><text:s text:c="2"/><text:span text:style-name="T2">public void run(){</text:span></text:p>
        <text:p text:style-name="P5"><text:s text:c="4"/><text:span text:style-name="T2">this.instance.add("some text");</text:span></text:p>
        <text:p text:style-name="P5"><text:s text:c="2"/><text:span text:style-name="T2">}</text:span></text:p>
        <text:p text:style-name="P4">}</text:p>
        <text:p text:style-name="P11"><text:span text:style-name="T5">Notice how the two </text:span><text:span text:style-name="Source_20_Text"><text:span text:style-name="T5">MyRunnable</text:span></text:span><text:span text:style-name="T5"> instances share the same </text:span><text:span text:style-name="Source_20_Text"><text:span text:style-name="T5">NotThreadSafe</text:span></text:span><text:span text:style-name="T5"> instance. Therefore, when they call the </text:span><text:span text:style-name="Source_20_Text"><text:span text:style-name="T5">add()</text:span></text:span><text:span text:style-name="T5"> method on the </text:span><text:span text:style-name="Source_20_Text"><text:span text:style-name="T5">NotThreadSafe</text:span></text:span><text:span text:style-name="T5"> instance it leads to race condition.</text:span></text:p>
        <text:p text:style-name="P11"><text:span text:style-name="T5">However, if two threads call the </text:span><text:span text:style-name="Source_20_Text"><text:span text:style-name="T5">add()</text:span></text:span><text:span text:style-name="T5"> method simultaneously </text:span><text:span text:style-name="T6">on different instances</text:span><text:span text:style-name="T5"> then it does not lead to race condition. Here is the example from before, but slightly modified:</text:span></text:p>
        <text:p text:style-name="P3">new Thread(new MyRunnable(new NotThreadSafe())).start();</text:p>
        <text:p text:style-name="P4">new Thread(new MyRunnable(new NotThreadSafe())).start();</text:p>
        <text:p text:style-name="P11"><text:span text:style-name="T5">Now the two threads have each their own instance of </text:span><text:span text:style-name="Source_20_Text"><text:span text:style-name="T5">NotThreadSafe</text:span></text:span><text:span text:style-name="T5"> so their calls to the add method doesn't interfere with each other. The code does not </text:span><text:soft-page-break/><text:span text:style-name="T5">have race condition anymore. So, even if an object is not thread safe it can still be used in a way that doesn't lead to race condition.</text:span></text:p>
        <text:h text:style-name="P2" text:outline-level="2"><text:bookmark text:name="thread-control-escape-rule"/>The Thread Control Escape Rule</text:h>
        <text:p text:style-name="P12">When trying to determine if your code's access of a certain resource is thread safe you can use the thread control escape rule:</text:p>
        <text:p text:style-name="P3">If a resource is created, used and disposed within</text:p>
        <text:p text:style-name="P3">the control of the same thread,</text:p>
        <text:p text:style-name="P3">and never escapes the control of this thread,</text:p>
        <text:p text:style-name="P4">the use of that resource is thread safe.</text:p>
        <text:p text:style-name="P12">Resources can be any shared resource like an object, array, file, database connection, socket etc. In Java you do not always explicitly dispose objects, so "disposed" means losing or null'ing the reference to the object.</text:p>
        <text:p text:style-name="P12">Even if the use of an object is thread safe, if that object points to a shared resource like a file or database, your application as a whole may not be thread safe. For instance, if thread 1 and thread 2 each create their own database connections, connection 1 and connection 2, the use of each connection itself is thread safe. But the use of the database the connections point to may not be thread safe. For example, if both threads execute code like this:</text:p>
        <text:p text:style-name="P3">check if record X exists</text:p>
        <text:p text:style-name="P4">if not, insert record X</text:p>
        <text:p text:style-name="P12">If two threads execute this simultaneously, and the record X they are checking for happens to be the same record, there is a risk that both of the threads end up inserting it. This is how:</text:p>
        <text:p text:style-name="P3">Thread 1 checks if record X exists. Result = no</text:p>
        <text:p text:style-name="P3">Thread 2 checks if record X exists. Result = no</text:p>
        <text:p text:style-name="P3">Thread 1 inserts record X</text:p>
        <text:p text:style-name="P4">Thread 2 inserts record X</text:p>
        <text:p text:style-name="P12"><text:soft-page-break/>This could also happen with threads operating on files or other shared resources. Therefore it is important to distinguish between whether an object controlled by a thread <text:span text:style-name="T10">is</text:span> the resource, or if it merely <text:span text:style-name="T10">references</text:span> the resource (like a database connection does).</text:p>
      </text:section>
      <text:section text:style-name="Sect1" text:name="next">
        <text:p text:style-name="P10"><text:span text:style-name="T8">Next: </text:span><text:a xlink:type="simple" xlink:href="http://tutorials.jenkov.com/java-concurrency/thread-safety-and-immutability.html" text:style-name="Internet_20_link" text:visited-style-name="Visited_20_Internet_20_Link"><text:span text:style-name="T9">Thread Safety and Immutability</text:span></text:a></text:p>
      </text:section>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rial" svg:font-family="aria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28T23:48:59.459000000</dc:date>
    <meta:editing-duration>PT27S</meta:editing-duration>
    <meta:editing-cycles>1</meta:editing-cycles>
    <meta:document-statistic meta:table-count="0" meta:image-count="0" meta:object-count="0" meta:page-count="5" meta:paragraph-count="70" meta:word-count="903" meta:character-count="5618" meta:non-whitespace-character-count="4739"/>
    <meta:generator>LibreOffice/7.2.0.4$Windows_X86_64 LibreOffice_project/9a9c6381e3f7a62afc1329bd359cc48accb6435b</meta:generator>
  </office:meta>
</office:document-meta>
</file>